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e" style:master-page-name="MP0" style:family="paragraph">
      <style:paragraph-properties fo:break-before="page"/>
    </style:style>
    <style:style style:name="T2" style:parent-style-name="Car.predefinitoparagrafo" style:family="text">
      <style:text-properties fo:font-weight="bold" style:font-weight-asian="bold" style:font-weight-complex="bold"/>
    </style:style>
    <style:style style:name="T3" style:parent-style-name="Car.predefinitoparagrafo" style:family="text">
      <style:text-properties fo:font-weight="bold" style:font-weight-asian="bold" style:font-weight-complex="bold"/>
    </style:style>
    <style:style style:name="T4" style:parent-style-name="Car.predefinitoparagrafo" style:family="text">
      <style:text-properties fo:font-weight="bold" style:font-weight-asian="bold" style:font-weight-complex="bold"/>
    </style:style>
    <style:style style:family="graphic" style:name="a6">
      <style:graphic-properties style:vertical-pos="middle"/>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text:s/>Report progetto Fondamenti di Controlli Automatici:</text:p>
      <text:p text:style-name="Normale">Partecipanti:</text:p>
      <text:p text:style-name="Normale">Azhar Moeez matricola 2066699</text:p>
      <text:p text:style-name="Normale">Bellinato Tommaso matricola: 2032597</text:p>
      <text:p text:style-name="Normale">Lazzarini Matteo matricola: 2066590</text:p>
      <text:p text:style-name="Normale"/>
      <text:p text:style-name="Normale"/>
      <text:p text:style-name="Normale">First assignment:</text:p>
      <text:p text:style-name="Normale">Come prima richiesta bisognava simulare il sistema<text:s/>in modo da analizzare l’evoluzione libera facendo partire il magnete da un punto più alto rispetto all’equilibrio in modo da trovare lo scostamento più grande da tale valore per il quale il magnete converge all’equilibrio.</text:p>
      <text:p text:style-name="Normale">Analizziamo i parametri considerati:</text:p>
      <text:p text:style-name="Normale"><draw:frame draw:style-name="a0" text:anchor-type="as-char" svg:x="0in" svg:y="0in" svg:width="0.14167in" svg:height="0.175in" style:rel-width="scale" style:rel-height="scale"><draw:object xlink:href="Object 1/" xlink:type="simple" xlink:show="embed" xlink:actuate="onLoad"/></draw:frame>: la posizione iniziale del sistema.</text:p>
      <text:p text:style-name="Normale"><draw:frame draw:style-name="a1" text:anchor-type="as-char" svg:x="0in" svg:y="0in" svg:width="0.29167in" svg:height="0.175in" style:rel-width="scale" style:rel-height="scale"><draw:object xlink:href="Object 2/" xlink:type="simple" xlink:show="embed" xlink:actuate="onLoad"/></draw:frame>: posizione per la quale il sistema si trova in equilibrio.</text:p>
      <text:p text:style-name="Normale"><draw:frame draw:style-name="a2" text:anchor-type="as-char" svg:x="0in" svg:y="0in" svg:width="0.075in" svg:height="0.175in" style:rel-width="scale" style:rel-height="scale"><draw:object xlink:href="Object 3/" xlink:type="simple" xlink:show="embed" xlink:actuate="onLoad"/></draw:frame>: variabile che tiene traccia dello scostamento dall’equilibrio.</text:p>
      <text:p text:style-name="Normale"><draw:frame draw:style-name="a3" text:anchor-type="as-char" svg:x="0in" svg:y="0in" svg:width="0.14167in" svg:height="0.175in" style:rel-width="scale" style:rel-height="scale"><draw:object xlink:href="Object 4/" xlink:type="simple" xlink:show="embed" xlink:actuate="onLoad"/></draw:frame><text:s/>è inizializzata in questo modo: <text:s/><draw:frame draw:style-name="a4" text:anchor-type="as-char" svg:x="0in" svg:y="0in" svg:width="0.8in" svg:height="0.19167in" style:rel-width="scale" style:rel-height="scale"><draw:object xlink:href="Object 5/" xlink:type="simple" xlink:show="embed" xlink:actuate="onLoad"/></draw:frame></text:p>
      <text:p text:style-name="Normale">La task è stata svolta a tentativi<text:s/>in modo da trovare il valore più grande di c per il quale il sistema converge<text:s/>all’equilibri.<text:s/><text:s/>Per fare ciò è stato definito un ciclo for che plotta<text:s/>le traiettorie del magnete per ogni valore di c scelto<text:s/>osservando il primo valore per il quale la simulazione diverge.</text:p>
      <text:p text:style-name="Normale">Successivamente<text:s/>sono stati<text:s/>tenuti solo quei due valori per una visione più chiara del plot.<text:s/></text:p>
      <text:p text:style-name="Normale">I risultati ottenuti ci permettono di capire che il nostro sistema privo di controllo di feedback converge all’equilibrio e quindi rimane<text:s/><text:span text:style-name="T2">stabile<text:s/></text:span>se inizializzato con una<text:s/><draw:frame draw:style-name="a5" text:anchor-type="as-char" svg:x="0in" svg:y="0in" svg:width="1.28333in" svg:height="0.175in" style:rel-width="scale" style:rel-height="scale"><draw:object xlink:href="Object 6/" xlink:type="simple" xlink:show="embed" xlink:actuate="onLoad"/></draw:frame><text:s/>mentre con<text:s text:c="13"/><text:s/><draw:frame draw:style-name="a6" text:anchor-type="as-char" svg:x="0in" svg:y="0in" svg:width="0.79167in" svg:height="0.175in" style:rel-width="scale" style:rel-height="scale"><draw:object xlink:href="Object 7/" xlink:type="simple" xlink:show="embed" xlink:actuate="onLoad"/></draw:frame>il sistema diverge.</text:p>
      <text:p text:style-name="Normale"/>
      <text:p text:style-name="Normale">Second Assignment:</text:p>
      <text:p text:style-name="Normale"/>
      <text:p text:style-name="Normale">Come seconda richiesta bisognava<text:s/>provare di<text:s/>trovare un controllore puramente proporzionale che ci permettesse di ottenere un settling time&lt;1 sec quando z_ref(t)=z0+0.02step(t)<text:s/>in catena chiusa riportando<text:s/>i passaggi seguiti a designare tale controller con annessa simulazione del sistema SISO non lineare<text:s/>in caso di successo,<text:s/>altrimento<text:s/>motivare il perché non sia possibile realizzare un tale controllore.</text:p>
      <text:p text:style-name="Normale">Per studiare la stabilità in catena chiusa disegno il luogo delle radici e osservo che il sistema è stabile<text:s/>per k&gt;0.</text:p>
      <text:p text:style-name="Normale">Definisco un array contenente plausibili valori di k disposti in ordine crescente e per ognuno di essi plotto la corrispondente traiettoria del sistema non lineare.</text:p>
      <text:soft-page-break/>
      <text:p text:style-name="Normale">Ricavo il settling time del sistema per ogni valore di k e ne estraggo il minimo, osservo che per il campione di valori di k(il quale ricopre un ampio range di possibili valori) il settling time è<text:s/><text:span text:style-name="T3">ampiamente</text:span><text:s/>al di sopra del massimo<text:s/>richiesto, trovo infatti che il sistema ha il settling time minore pari a circa 6017 secondi con k=5000</text:p>
      <text:p text:style-name="Normale">Osservo inoltre che il settling time trovato<text:s/><text:span text:style-name="T4">NON</text:span><text:s/>corrisponde a quello per il quale il sistema converge<text:s/>al nuovo riferimento ma ad un valore a regime molto più piccolo di z_eq e di conseguenza non corrispondente a z_ref=0.07<text:s/>metri.<text:s/>è possibile verificare ciò aumentando il lasso temporale della simulazione.</text:p>
      <text:p text:style-name="Normale">Si conclude che quindi non è possibile realizzare un controllore puramente proporzionale che soddisfi le specifiche richieste per i motivi riportati in precedenza.</text:p>
      <text:p text:style-name="Normale"/>
      <text:p text:style-name="Normale">Third Assignment:</text:p>
      <text:p text:style-name="Normale">Come terza richiesta bisognava sviluppare un controllore PID in modo che il sistema convergesse al riferimento della task precedente usando gli strumenti di matlab che più ritenevamo utili, riportare i passaggi seguiti per lo sviluppo di tale controller e la simulazione del sistema SISO non lineare.</text:p>
      <text:p text:style-name="Normale"/>
      <text:p text:style-name="Normale">Come prima cosa abbiamo ricavato la funzione di trasferimento del sistema,<text:s/>per poi usare<text:s/>uno strumento integrato di matlab chiamato pidTuner<text:s/>che permette di<text:s/>settare i parametri(Kp,Ki,Kd) del controllore PID<text:s/>in modo<text:s/>che la sovraelongazione non<text:s/>sia<text:s/>eccessiva e che il margine di stabilità<text:s/>sia<text:s/>adeguato.</text:p>
      <text:p text:style-name="Normale">E’<text:s/>inoltre possibile vedere l’eventuale tempo di salita e<text:s/>assestamento<text:s/>del sistema.</text:p>
      <text:p text:style-name="Normale">Una volta ottenuti i parametri<text:s/>del controllore PID<text:s/>lo abbiamo implementato nel nostro sistema e verificando<text:s/>tramite diagramma di bode che il margine di fase<text:s/>sia<text:s/>adeguato<text:s/>poichè,<text:s/>come si vede dal grafico,<text:s/>è sempre superiore<text:s/>ai<text:s/>90<text:s/>gradi.</text:p>
      <text:p text:style-name="Normale">Come ultima cosa abbiamo plottato la simulazione<text:s/>in catena chiusa con<text:s/>controllore PID<text:s/>nel sistema SISO non lineare, ottenendo un buon risultato in termini di tempo di salita, sovraelongazione,<text:s/>tempo di assestamento e la corretta convergenza a z_ref=0.07m.</text:p>
      <text:p text:style-name="Normale"/>
      <text:p text:style-name="Normale">Fourth Assignement:</text:p>
      <text:p text:style-name="Normale"/>
      <text:p text:style-name="Normale">Come quarta richiesta bisognava scegliere un tipo di controllore a nostra scelta e spingere il sistema il più in alto possibile con una z_ref opportuna inizializzandolo all’equilibrio.</text:p>
      <text:p text:style-name="Normale">Per comodità abbiamo preso come modello il controllore della task precedente ma ritarandolo<text:s/>in modo<text:s/>da<text:s/>ottenere il risultato richiesto utilizzando il tool<text:s/>PIDTuner<text:s/>e<text:s/>modifiche manuali.<text:s/></text:p>
      <text:p text:style-name="Normale">Abbiamo notato che l’aumento dei parametri del PID o di z_ref dopo un certo<text:s/>valore<text:s/>non influisce ulteriormente sull’aumento dell’altezza massima raggiungibile dal magnete pari a 0.11079 metri: <text:s/>questo è dovuto al fatto che<text:s/>il sistema<text:s/>non lineare impone un limite massimo all’input di corrente che può essere generato dal controllore.<text:s/></text:p>
      <text:p text:style-name="Normale"/>
      <text:soft-page-break/>
      <text:p text:style-name="Normale">Fifth Assignment:</text:p>
      <text:p text:style-name="Normale"/>
      <text:p text:style-name="Normale">Come quinta<text:s/>richiesta bisognava scegliere un<text:s/>controllore a nostra scelta e verificare che l’errore di traiettoria del nostro magnete rispetto ai 2 riferimenti dati fosse inferiore ai 2 millimetri.</text:p>
      <text:p text:style-name="Normale">Anche qui per iniziare abbiamo preso come modello il controllore PID realizzato nella terza task.<text:s/>In questo caso il processo di ri-taratura non è stato effettuato perché i risultati ottenuti erano compatibili con quelli della consegna, abbiamo ritenuto quindi di tenere lo stesso controllore.</text:p>
      <text:p text:style-name="Normale">I risultati ottenuti plottando il grafico rispetto al primo riferimento sono molto buoni, si può vedere infatti che l’errore massimo non supera mai 1 millimetro e quindi ampiamente all’interno del range richiesto.</text:p>
      <text:p text:style-name="Normale"/>
      <text:p text:style-name="Normale">Per il secondo riferimento, come si può notare dal grafico dell’errore, in ogni step è presente un picco<text:s/>molto ampio<text:s/>che sale molto rapidamente e scende altrettanto rapidamente fino a ritornare all’interno di valori accettabili, questo comportamento è conseguenza del tipo di riferimento adottato.</text:p>
      <text:p text:style-name="Normale">Indipendentemente dal tipo di controllore scelto, ne servirebbe uno che permetta al sistema di avere un tempo di salita infinitesimo, praticamente pari a 0 per far sì che il magnete segua la traiettoria con un valore accettabile.</text:p>
      <text:p text:style-name="Normale">Se il magnete parte a t=0 con una z=0.05 impiega comunque del tempo, anche se poco, a raggiungere il riferimento richiesto, sia in fase di salita che in fase di discesa; il tempo impiegato a raggiungere il riferimento dell’onda quadrata è appunto quello che provoca i picchi di errore: si<text:s/>può notare infatti che una volta raggiunto il riferimento, il sistema rientra in un range di valori accettabile.</text:p>
      <text:p text:style-name="Normale">In conclusione quindi riteniamo non sia possibile realizzare un controllore che permetta un tale tipo di errore per il secondo riferimento richiesto a causa del ritardo nella risposta a gradino.</text:p>
      <text:p text:style-name="Normale"/>
      <text:p text:style-name="Normale"/>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olo2" style:display-name="Titolo 2" style:family="paragraph" style:parent-style-name="Normale" style:next-style-name="Normale"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olo3" style:display-name="Titolo 3" style:family="paragraph" style:parent-style-name="Normale" style:next-style-name="Normale"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olo5" style:display-name="Titolo 5" style:family="paragraph" style:parent-style-name="Normale" style:next-style-name="Normale" style:default-outline-level="5">
      <style:paragraph-properties fo:keep-with-next="always" fo:keep-together="always" fo:margin-top="0.0555in" fo:margin-bottom="0.0277in"/>
      <style:text-properties style:font-name-asian="Times New Roman" fo:color="#0F4761" fo:hyphenate="false"/>
    </style:style>
    <style:style style:name="Titolo6" style:display-name="Titolo 6" style:family="paragraph" style:parent-style-name="Normale" style:next-style-name="Normale"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olo7" style:display-name="Titolo 7" style:family="paragraph" style:parent-style-name="Normale" style:next-style-name="Normale" style:default-outline-level="7">
      <style:paragraph-properties fo:keep-with-next="always" fo:keep-together="always" fo:margin-top="0.0277in" fo:margin-bottom="0in"/>
      <style:text-properties style:font-name-asian="Times New Roman" fo:color="#595959" fo:hyphenate="false"/>
    </style:style>
    <style:style style:name="Titolo8" style:display-name="Titolo 8" style:family="paragraph" style:parent-style-name="Normale" style:next-style-name="Normale"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olo9" style:display-name="Titolo 9" style:family="paragraph" style:parent-style-name="Normale" style:next-style-name="Normale" style:default-outline-level="9">
      <style:paragraph-properties fo:keep-with-next="always" fo:keep-together="always" fo:margin-bottom="0in"/>
      <style:text-properties style:font-name-asian="Times New Roman" fo:color="#272727" fo:hyphenate="false"/>
    </style:style>
    <style:style style:name="Normale" style:display-name="Normale" style:family="paragraph">
      <style:text-propertie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Aptos Display" style:font-name-asian="Times New Roman" style:font-name-complex="Times New Roman" fo:color="#0F4761" fo:font-size="20pt" style:font-size-asian="20pt" style:font-size-complex="20pt"/>
    </style:style>
    <style:style style:name="Titolo2Carattere" style:display-name="Titolo 2 Carattere" style:family="text" style:parent-style-name="Car.predefinitoparagrafo">
      <style:text-properties style:font-name="Aptos Display" style:font-name-asian="Times New Roman" style:font-name-complex="Times New Roman" fo:color="#0F4761" fo:font-size="16pt" style:font-size-asian="16pt" style:font-size-complex="16pt"/>
    </style:style>
    <style:style style:name="Titolo3Carattere" style:display-name="Titolo 3 Carattere" style:family="text" style:parent-style-name="Car.predefinitoparagrafo">
      <style:text-properties style:font-name-asian="Times New Roman" style:font-name-complex="Times New Roman" fo:color="#0F4761" fo:font-size="14pt" style:font-size-asian="14pt" style:font-size-complex="14pt"/>
    </style:style>
    <style:style style:name="Titolo4Carattere" style:display-name="Titolo 4 Carattere" style:family="text" style:parent-style-name="Car.predefinitoparagrafo">
      <style:text-properties style:font-name-asian="Times New Roman" style:font-name-complex="Times New Roman" fo:font-style="italic" style:font-style-asian="italic" style:font-style-complex="italic" fo:color="#0F4761"/>
    </style:style>
    <style:style style:name="Titolo5Carattere" style:display-name="Titolo 5 Carattere" style:family="text" style:parent-style-name="Car.predefinitoparagrafo">
      <style:text-properties style:font-name-asian="Times New Roman" style:font-name-complex="Times New Roman" fo:color="#0F4761"/>
    </style:style>
    <style:style style:name="Titolo6Carattere" style:display-name="Titolo 6 Carattere" style:family="text" style:parent-style-name="Car.predefinitoparagrafo">
      <style:text-properties style:font-name-asian="Times New Roman" style:font-name-complex="Times New Roman" fo:font-style="italic" style:font-style-asian="italic" style:font-style-complex="italic" fo:color="#595959"/>
    </style:style>
    <style:style style:name="Titolo7Carattere" style:display-name="Titolo 7 Carattere" style:family="text" style:parent-style-name="Car.predefinitoparagrafo">
      <style:text-properties style:font-name-asian="Times New Roman" style:font-name-complex="Times New Roman" fo:color="#595959"/>
    </style:style>
    <style:style style:name="Titolo8Carattere" style:display-name="Titolo 8 Carattere" style:family="text" style:parent-style-name="Car.predefinitoparagrafo">
      <style:text-properties style:font-name-asian="Times New Roman" style:font-name-complex="Times New Roman" fo:font-style="italic" style:font-style-asian="italic" style:font-style-complex="italic" fo:color="#272727"/>
    </style:style>
    <style:style style:name="Titolo9Carattere" style:display-name="Titolo 9 Carattere" style:family="text" style:parent-style-name="Car.predefinitoparagrafo">
      <style:text-properties style:font-name-asian="Times New Roman" style:font-name-complex="Times New Roman" fo:color="#272727"/>
    </style:style>
    <style:style style:name="Titolo" style:display-name="Titolo" style:family="paragraph" style:parent-style-name="Normale" style:next-style-name="Normale">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oloCarattere" style:display-name="Titolo Carattere" style:family="text" style:parent-style-name="Car.predefinitoparagrafo">
      <style:text-properties style:font-name="Aptos Display" style:font-name-asian="Times New Roman" style:font-name-complex="Times New Roman" fo:letter-spacing="-0.0069in" style:letter-kerning="true" fo:font-size="28pt" style:font-size-asian="28pt" style:font-size-complex="28pt"/>
    </style:style>
    <style:style style:name="Sottotitolo" style:display-name="Sottotitolo" style:family="paragraph" style:parent-style-name="Normale" style:next-style-name="Normale">
      <style:text-properties style:font-name-asian="Times New Roman" fo:color="#595959" fo:letter-spacing="0.0104in" fo:font-size="14pt" style:font-size-asian="14pt" style:font-size-complex="14pt" fo:hyphenate="false"/>
    </style:style>
    <style:style style:name="SottotitoloCarattere" style:display-name="Sottotitolo Carattere" style:family="text" style:parent-style-name="Car.predefinitoparagrafo">
      <style:text-properties style:font-name-asian="Times New Roman" style:font-name-complex="Times New Roman" fo:color="#595959" fo:letter-spacing="0.0104in" fo:font-size="14pt" style:font-size-asian="14pt" style:font-size-complex="14pt"/>
    </style:style>
    <style:style style:name="Citazione" style:display-name="Citazione" style:family="paragraph" style:parent-style-name="Normale" style:next-style-name="Normale">
      <style:paragraph-properties fo:text-align="center" fo:margin-top="0.1111in"/>
      <style:text-properties fo:font-style="italic" style:font-style-asian="italic" style:font-style-complex="italic" fo:color="#404040" fo:hyphenate="false"/>
    </style:style>
    <style:style style:name="CitazioneCarattere" style:display-name="Citazione Carattere" style:family="text" style:parent-style-name="Car.predefinitoparagrafo">
      <style:text-properties fo:font-style="italic" style:font-style-asian="italic" style:font-style-complex="italic" fo:color="#404040"/>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Enfasiintensa" style:display-name="Enfasi intensa" style:family="text" style:parent-style-name="Car.predefinitoparagrafo">
      <style:text-properties fo:font-style="italic" style:font-style-asian="italic" style:font-style-complex="italic" fo:color="#0F4761"/>
    </style:style>
    <style:style style:name="Citazioneintensa" style:display-name="Citazione intensa" style:family="paragraph" style:parent-style-name="Normale" style:next-style-name="Normale">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zioneintensaCarattere" style:display-name="Citazione intensa Carattere" style:family="text" style:parent-style-name="Car.predefinitoparagrafo">
      <style:text-properties fo:font-style="italic" style:font-style-asian="italic" style:font-style-complex="italic" fo:color="#0F4761"/>
    </style:style>
    <style:style style:name="Riferimentointenso" style:display-name="Riferimento intenso" style:family="text" style:parent-style-name="Car.predefinitoparagrafo">
      <style:text-properties fo:font-weight="bold" style:font-weight-asian="bold" style:font-weight-complex="bold" fo:font-variant="small-caps" fo:color="#0F4761" fo:letter-spacing="0.0034in"/>
    </style:style>
    <style:style style:name="Testosegnaposto" style:display-name="Testo segnaposto" style:family="text" style:parent-style-name="Car.predefinitoparagrafo">
      <style:text-properties fo:color="#66666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tteo Lazzarini</meta:initial-creator>
    <dc:creator>Matteo Lazzarini</dc:creator>
    <meta:creation-date>2024-07-10T14:25:00Z</meta:creation-date>
    <dc:date>2024-07-10T14:25:00Z</dc:date>
    <meta:template xlink:href="Normal.dotm" xlink:type="simple"/>
    <meta:editing-cycles>2</meta:editing-cycles>
    <meta:editing-duration>PT0S</meta:editing-duration>
    <meta:document-statistic meta:page-count="3" meta:paragraph-count="13" meta:word-count="996" meta:character-count="6666" meta:row-count="47" meta:non-whitespace-character-count="5683"/>
  </office:meta>
</office:document-meta>
</file>

<file path=Object 1/content.xml><?xml version="1.0" encoding="utf-8"?>
<mml:math xmlns:mml="http://www.w3.org/1998/Math/MathML" xmlns:m="http://schemas.openxmlformats.org/officeDocument/2006/math">
  <mml:msub>
    <mml:mrow>
      <mml:mi>z</mml:mi>
    </mml:mrow>
    <mml:mrow>
      <mml:mn>0</mml:mn>
    </mml:mrow>
  </mml:msub>
</mml:math>
</file>

<file path=Object 2/content.xml><?xml version="1.0" encoding="utf-8"?>
<mml:math xmlns:mml="http://www.w3.org/1998/Math/MathML" xmlns:m="http://schemas.openxmlformats.org/officeDocument/2006/math">
  <mml:mi>z</mml:mi>
  <mml:mo>_</mml:mo>
  <mml:mi>e</mml:mi>
  <mml:mi>q</mml:mi>
</mml:math>
</file>

<file path=Object 3/content.xml><?xml version="1.0" encoding="utf-8"?>
<mml:math xmlns:mml="http://www.w3.org/1998/Math/MathML" xmlns:m="http://schemas.openxmlformats.org/officeDocument/2006/math">
  <mml:mi>c</mml:mi>
</mml:math>
</file>

<file path=Object 4/content.xml><?xml version="1.0" encoding="utf-8"?>
<mml:math xmlns:mml="http://www.w3.org/1998/Math/MathML" xmlns:m="http://schemas.openxmlformats.org/officeDocument/2006/math">
  <mml:msub>
    <mml:mrow>
      <mml:mi>z</mml:mi>
    </mml:mrow>
    <mml:mrow>
      <mml:mn>0</mml:mn>
    </mml:mrow>
  </mml:msub>
</mml:math>
</file>

<file path=Object 5/content.xml><?xml version="1.0" encoding="utf-8"?>
<mml:math xmlns:mml="http://www.w3.org/1998/Math/MathML" xmlns:m="http://schemas.openxmlformats.org/officeDocument/2006/math">
  <mml:msub>
    <mml:mrow>
      <mml:mi>z</mml:mi>
    </mml:mrow>
    <mml:mrow>
      <mml:mn>0</mml:mn>
    </mml:mrow>
  </mml:msub>
  <mml:mo>=</mml:mo>
  <mml:msub>
    <mml:mrow>
      <mml:mi>z</mml:mi>
    </mml:mrow>
    <mml:mrow>
      <mml:mi>e</mml:mi>
      <mml:mi>q</mml:mi>
    </mml:mrow>
  </mml:msub>
  <mml:mo>+</mml:mo>
  <mml:mi>c</mml:mi>
</mml:math>
</file>

<file path=Object 6/content.xml><?xml version="1.0" encoding="utf-8"?>
<mml:math xmlns:mml="http://www.w3.org/1998/Math/MathML" xmlns:m="http://schemas.openxmlformats.org/officeDocument/2006/math">
  <mml:mi>z</mml:mi>
  <mml:mo>_</mml:mo>
  <mml:mi>e</mml:mi>
  <mml:mi>q</mml:mi>
  <mml:mo>≤</mml:mo>
  <mml:msub>
    <mml:mrow>
      <mml:mi>z</mml:mi>
    </mml:mrow>
    <mml:mrow>
      <mml:mn>0</mml:mn>
    </mml:mrow>
  </mml:msub>
  <mml:mo>≤</mml:mo>
  <mml:mn>1,46</mml:mn>
  <mml:mi> </mml:mi>
  <mml:mi>m</mml:mi>
</mml:math>
</file>

<file path=Object 7/content.xml><?xml version="1.0" encoding="utf-8"?>
<mml:math xmlns:mml="http://www.w3.org/1998/Math/MathML" xmlns:m="http://schemas.openxmlformats.org/officeDocument/2006/math">
  <mml:msub>
    <mml:mrow>
      <mml:mi>z</mml:mi>
    </mml:mrow>
    <mml:mrow>
      <mml:mn>0</mml:mn>
    </mml:mrow>
  </mml:msub>
  <mml:mo>≥</mml:mo>
  <mml:mn>1.47</mml:mn>
  <mml:mi>m</mml:mi>
  <mml:mi> </mml:mi>
</mml:math>
</file>